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6cm" fo:margin-top="0cm" fo:margin-bottom="0cm" style:page-number="auto" table:align="left" style:writing-mode="lr-tb"/>
    </style:style>
    <style:style style:name="Table6.A" style:family="table-column">
      <style:table-column-properties style:column-width="4.784cm"/>
    </style:style>
    <style:style style:name="Table6.B" style:family="table-column">
      <style:table-column-properties style:column-width="5.223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9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bold" officeooo:rsid="001dc250" officeooo:paragraph-rsid="001dc250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1dc250" officeooo:paragraph-rsid="001dc250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1ec2f9" officeooo:paragraph-rsid="001ec2f9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Standard">
      <style:text-properties text:display="none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c350d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ec2f9" officeooo:paragraph-rsid="001ec2f9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06e66" officeooo:paragraph-rsid="00206e66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dc25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<text:span text:style-name="T1">10</text:span>/<text:span text:style-name="T1">10</text:span> – MONTAG</text:p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4"/>
            <text:p text:style-name="P4">OSZIMT</text:p>
            <text:p text:style-name="P4"/>
          </table:table-cell>
        </table:table-row>
        <table:table-row table:style-name="Table6.3">
          <table:table-cell table:style-name="Table6.A2" office:value-type="string">
            <text:p text:style-name="P2">2016/<text:span text:style-name="T1">10</text:span>/<text:span text:style-name="T1">11</text:span> – DIENSTAG</text:p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15">7 h 48 min</text:p>
          </table:table-cell>
          <table:table-cell table:style-name="Table6.D2" office:value-type="string">
            <text:p text:style-name="P14"/>
            <text:p text:style-name="P14">OSZIMT</text:p>
            <text:p text:style-name="P14"/>
          </table:table-cell>
        </table:table-row>
        <table:table-row table:style-name="Table6.4">
          <table:table-cell table:style-name="Table6.A2" office:value-type="string">
            <text:p text:style-name="P2">2016/<text:span text:style-name="T1">10</text:span>/<text:span text:style-name="T1">12</text:span> – MITTWOCH</text:p>
          </table:table-cell>
          <table:table-cell table:style-name="Table6.A2" office:value-type="string">
            <text:p text:style-name="P6"/>
            <text:p text:style-name="P6">WSK: <text:span text:style-name="T2">Schuldnerberatungsbrief von Seiten des Schuldenberaters geschrieben.</text:span></text:p>
            <text:p text:style-name="P7"><text:span text:style-name="T3">EN:</text:span> An Curriculum Vitae gearbeitet, mit Hilfe von europass.eu.</text:p>
            <text:p text:style-name="P6">BP:<text:span text:style-name="T2"> Klausur (Prokura, Vollmacht, Angebotvergleichsrechnung)</text:span></text:p>
            <text:p text:style-name="P6">AS:<text:span text:style-name="T2"> (Java) Programmierung von kleinen Testprogrammen und überprüfen von Methoden. Vorher dazu UML-Notations-Diagram erstellt.</text:span></text:p>
            <text:p text:style-name="P7"/>
          </table:table-cell>
          <table:table-cell table:style-name="Table6.A2" office:value-type="string">
            <text:p text:style-name="P14">7 h 48 min</text:p>
          </table:table-cell>
          <table:table-cell table:style-name="Table6.D2" office:value-type="string">
            <text:p text:style-name="P14"/>
            <text:p text:style-name="P14">OSZIMT</text:p>
            <text:p text:style-name="P14"/>
          </table:table-cell>
        </table:table-row>
        <table:table-row table:style-name="Table6.5">
          <table:table-cell table:style-name="Table6.A2" office:value-type="string">
            <text:p text:style-name="P2">2016/<text:span text:style-name="T1">10</text:span>/<text:span text:style-name="T1">13</text:span> – DONNERSTAG</text:p>
          </table:table-cell>
          <table:table-cell table:style-name="Table6.A2" office:value-type="string">
            <text:p text:style-name="P5"/>
            <text:p text:style-name="P8">KRANK</text:p>
            <text:p text:style-name="P5"/>
          </table:table-cell>
          <table:table-cell table:style-name="Table6.A2" office:value-type="string">
            <text:p text:style-name="P16">/</text:p>
          </table:table-cell>
          <table:table-cell table:style-name="Table6.D2" office:value-type="string">
            <text:p text:style-name="P14"/>
            <text:p text:style-name="P14">/</text:p>
            <text:p text:style-name="P14"/>
          </table:table-cell>
        </table:table-row>
        <table:table-row table:style-name="Table6.6">
          <table:table-cell table:style-name="Table6.A2" office:value-type="string">
            <text:p text:style-name="P2">2016/<text:span text:style-name="T1">10</text:span>/<text:span text:style-name="T1">14</text:span> – FREITAG</text:p>
          </table:table-cell>
          <table:table-cell table:style-name="Table6.A2" office:value-type="string">
            <text:p text:style-name="P17"/>
            <text:p text:style-name="P17">KRANK</text:p>
            <text:p text:style-name="P5"/>
          </table:table-cell>
          <table:table-cell table:style-name="Table6.A2" office:value-type="string">
            <text:p text:style-name="P14">/</text:p>
          </table:table-cell>
          <table:table-cell table:style-name="Table6.D2" office:value-type="string">
            <text:p text:style-name="P14"/>
            <text:p text:style-name="P14">/</text:p>
            <text:p text:style-name="P14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Standard">
      <style:text-properties text:display="none"/>
    </style:style>
    <style:style style:name="M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dc250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3</text:span>. SEMESTER</text:p>
            </table:table-cell>
          </table:table-row>
          <table:table-row table:style-name="Table1.1">
            <table:table-cell table:style-name="Table1.A1" office:value-type="string">
              <text:p text:style-name="MP1">2016/<text:span text:style-name="MT1">10</text:span>/<text:span text:style-name="MT1">10</text:span> – 2016/<text:span text:style-name="MT1">10</text:span>/<text:span text:style-name="MT1">14</text:span></text:p>
            </table:table-cell>
            <table:covered-table-cell/>
            <table:table-cell table:style-name="Table1.C1" office:value-type="string">
              <text:p text:style-name="MP3">KW <text:span text:style-name="MT1">41</text:span> 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4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7">Unterschrift Klassenlehrer/Außerbetriebliche Fortbildung</text:p>
            </table:table-cell>
            <table:table-cell table:style-name="Table5.A1" office:value-type="string">
              <text:p text:style-name="MP8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19:57.279675329</meta:print-date>
    <dc:date>2016-10-19T18:27:44.752354695</dc:date>
    <meta:editing-cycles>15</meta:editing-cycles>
    <dc:title>Header Schule</dc:title>
    <meta:editing-duration>PT41M31S</meta:editing-duration>
    <meta:generator>LibreOffice/5.2.2.2.0$Linux_X86_64 LibreOffice_project/20m0$Build-2</meta:generator>
    <meta:document-statistic meta:table-count="6" meta:image-count="0" meta:object-count="0" meta:page-count="1" meta:paragraph-count="33" meta:word-count="88" meta:character-count="696" meta:non-whitespace-character-count="635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